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language="ru" fo:country="RU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 fo:language="ru" fo:country="RU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language="ru" fo:country="RU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ru" fo:country="RU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P90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Ефимов Ефим Анатоль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Создание новой реализации метода в подклассе, которая заменяет реализацию из супер класса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Обычные, абстрактные, вложенные, финальные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<text:s/></text:span>final<text:span text:style-name="T27">?</text:span></text:p>
          </table:table-cell>
          <table:table-cell table:style-name="TableCell28">
            <text:p text:style-name="P29">Делает метод/класс/переменную неизменяемой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ть варианты использования ключевого слова<text:s/></text:span>try<text:span text:style-name="T33">?</text:span></text:p>
          </table:table-cell>
          <table:table-cell table:style-name="TableCell34">
            <text:p text:style-name="TableContents"><text:span text:style-name="T35">С этим клю</text:span><text:span text:style-name="T36">чевым словом обрабатываются искл</text:span><text:span text:style-name="T37">ючения (еще могут быть блоки<text:s/></text:span>catch<text:span text:style-name="T38">,<text:s/></text:span>finally<text:span text:style-name="T39">)</text:span></text:p>
          </table:table-cell>
        </table:table-row>
        <table:table-row table:style-name="TableRow40">
          <table:table-cell table:style-name="TableCell41">
            <text:p text:style-name="TableContents"><text:span text:style-name="T42">Какие есть стандартные реализации интерфейса<text:s/></text:span>List<text:span text:style-name="T43"><text:s/></text:span><text:span text:style-name="T44">и в каких ситуациях их нужно использовать?</text:span></text:p>
          </table:table-cell>
          <table:table-cell table:style-name="TableCell45">
            <text:p text:style-name="TableContents">ArrayList<text:span text:style-name="T46"><text:s/></text:span><text:span text:style-name="T47">– динамический массив, предоставляет доступ к элементам до индексу.</text:span></text:p>
            <text:p text:style-name="TableContents">LinkedList<text:span text:style-name="T48"><text:s/>–<text:s/></text:span><text:span text:style-name="T49">связанный список, используется когда операции вставки/удаления элементов происходят довольно часто (операции проходят довольно быстро за счет изменения ссылок между элементами).</text:span></text:p>
          </table:table-cell>
        </table:table-row>
        <table:table-row table:style-name="TableRow50">
          <table:table-cell table:style-name="TableCell51">
            <text:p text:style-name="P52">В чём основная идея стримов из пакета java.util.stream?</text:p>
          </table:table-cell>
          <table:table-cell table:style-name="TableCell53">
            <text:p text:style-name="P54">Основная идея заключена в обработке данных без явного использования циклов (они скрыты от пользователя). В обработку данных входят агрегация, фильтрация, преобразование.</text:p>
          </table:table-cell>
        </table:table-row>
        <table:table-row table:style-name="TableRow55">
          <table:table-cell table:style-name="TableCell56" table:number-columns-spanned="2">
            <text:p text:style-name="P57">Разное</text:p>
          </table:table-cell>
          <table:covered-table-cell/>
        </table:table-row>
        <table:table-row table:style-name="TableRow58">
          <table:table-cell table:style-name="TableCell59">
            <text:p text:style-name="P60">Каким критериям должна удовлетворять «хорошая» хэш-функция?</text:p>
          </table:table-cell>
          <table:table-cell table:style-name="TableCell61">
            <text:p text:style-name="P62">Быть быстрой, равномерное распределение хэш-кодов, минимизация коллизий (прим. Разные входные данные имеют одинаковый хэш-код).</text:p>
          </table:table-cell>
        </table:table-row>
        <table:table-row table:style-name="TableRow63">
          <table:table-cell table:style-name="TableCell64">
            <text:p text:style-name="TableContents"><text:span text:style-name="T65">В чём причина популярности и широкого распространения кодировки<text:s/></text:span>UTF<text:span text:style-name="T66">-8?</text:span></text:p>
          </table:table-cell>
          <table:table-cell table:style-name="TableCell67">
            <text:p text:style-name="P68">Поддержка множества языков и символов.</text:p>
          </table:table-cell>
        </table:table-row>
        <table:table-row table:style-name="TableRow69">
          <table:table-cell table:style-name="TableCell70">
            <text:p text:style-name="TableContents"><text:span text:style-name="T71">Сравните форматы<text:s/></text:span>XML<text:span text:style-name="T72"><text:s/></text:span><text:span text:style-name="T73">и<text:s/></text:span>JSON<text:span text:style-name="T74">.<text:s/></text:span><text:span text:style-name="T75">Когда какой использовать?</text:span></text:p>
          </table:table-cell>
          <table:table-cell table:style-name="TableCell76">
            <text:p text:style-name="TableContents">JSON<text:span text:style-name="T77"><text:s/></text:span><text:span text:style-name="T78">обычно используют для обмена данными, он удобен для веб сервисов.<text:s/></text:span></text:p>
            <text:p text:style-name="TableContents">XML<text:span text:style-name="T79"><text:s/>–<text:s/></text:span><text:span text:style-name="T80">язык разметки, подходит для структурированных данных.</text:span></text:p>
          </table:table-cell>
        </table:table-row>
        <table:table-row table:style-name="TableRow81">
          <table:table-cell table:style-name="TableCell82">
            <text:p text:style-name="TableContents"><text:span text:style-name="T83">Опишите что будет происходить «под капотом» после ввода адреса<text:s/></text:span><text:span text:style-name="T84">сайта в браузере и нажатия<text:s/></text:span>Enter<text:span text:style-name="T85">?</text:span></text:p>
          </table:table-cell>
          <table:table-cell table:style-name="TableCell86">
            <text:p text:style-name="TableContents"><text:span text:style-name="T87">Создается<text:s/></text:span>HTTP<text:span text:style-name="T88">-</text:span><text:span text:style-name="T89">запрос к серверу, в сервере происходит обработка запроса, после обработки отправляется код страницы и браузер его отображает.</text:span></text:p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Ефим Ефимов</dc:creator>
    <meta:creation-date>2017-10-20T23:40:00Z</meta:creation-date>
    <dc:date>2023-08-16T11:50:00Z</dc:date>
    <meta:template xlink:href="Normal.dotm" xlink:type="simple"/>
    <meta:editing-cycles>4</meta:editing-cycles>
    <meta:editing-duration>PT2220S</meta:editing-duration>
    <meta:document-statistic meta:page-count="1" meta:paragraph-count="3" meta:word-count="280" meta:character-count="1877" meta:row-count="13" meta:non-whitespace-character-count="1600"/>
  </office:meta>
</office:document-meta>
</file>